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P5" style:family="paragraph" style:parent-style-name="Text_20_body">
      <style:paragraph-properties fo:background-color="#ffffff">
        <style:background-image/>
      </style:paragraph-properties>
      <style:text-properties fo:color="#0000ff" style:font-name="Arial" fo:font-size="10pt" style:font-size-asian="10pt" style:font-size-complex="10pt"/>
    </style:style>
    <style:style style:name="P6" style:family="paragraph" style:parent-style-name="Text_20_body">
      <style:paragraph-properties fo:margin-top="0cm" fo:margin-bottom="0.21cm" fo:text-align="center" style:justify-single-word="false"/>
      <style:text-properties style:font-name="Arial1" fo:font-weight="bold"/>
    </style:style>
    <style:style style:name="P7" style:family="paragraph" style:parent-style-name="Text_20_body">
      <style:paragraph-properties fo:margin-top="0cm" fo:margin-bottom="0.21cm" fo:text-align="justify" style:justify-single-word="false"/>
      <style:text-properties style:font-name="Arial1" fo:font-weight="bold"/>
    </style:style>
    <style:style style:name="P8" style:family="paragraph" style:parent-style-name="Text_20_body">
      <style:paragraph-properties fo:margin-top="0cm" fo:margin-bottom="0.21cm" fo:text-align="justify" style:justify-single-word="false"/>
      <style:text-properties style:font-name="Arial1"/>
    </style:style>
    <style:style style:name="P9" style:family="paragraph" style:parent-style-name="Text_20_body">
      <style:paragraph-properties fo:margin-top="0cm" fo:margin-bottom="0.21cm" fo:text-align="justify" style:justify-single-word="false"/>
    </style:style>
    <style:style style:name="P10" style:family="paragraph" style:parent-style-name="Text_20_body">
      <style:paragraph-properties fo:margin-top="0cm" fo:margin-bottom="0.423cm" fo:text-align="justify" style:justify-single-word="false"/>
    </style:style>
    <style:style style:name="T1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1pt" style:font-size-asian="11pt" style:font-size-complex="11pt"/>
    </style:style>
    <style:style style:name="T9" style:family="text">
      <style:text-properties fo:color="#000000" style:font-name="Arial" fo:font-size="10pt" style:font-size-asian="10pt" style:font-size-complex="10pt"/>
    </style:style>
    <style:style style:name="T10" style:family="text">
      <style:text-properties fo:color="#0000ff"/>
    </style:style>
    <style:style style:name="T11" style:family="text">
      <style:text-properties fo:color="#0000ff" style:font-name="Arial" fo:font-size="10pt" style:font-size-asian="10pt" style:font-size-complex="10pt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fo:color="#000080" style:font-name="Arial1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80" style:font-name="Arial2"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font-name="Arial1"/>
    </style:style>
    <style:style style:name="T16" style:family="text">
      <style:text-properties style:font-name="Arial1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I</text:span><text:span text:style-name="Strong_20_Emphasis"><text:span text:style-name="T13">mprensa já pode se credenciar para o Fórum Internacional Software Livre (fisl14)</text:span></text:span></text:p>
      <text:p text:style-name="P6">Maior evento de Software Livre da América Latina, o fisl14 ocorrerá de 03 a 06 de julho, na PUCRS</text:p>
      <text:p text:style-name="P9"><text:span text:style-name="T15">Veículos de comunicação que desejam cobrir o 14° Fórum Internacional Software Livre já podem se credenciar para o evento que ocorrerá entre os dias 03 e 06 de julho, no Centro de Eventos da PUCRS, em Porto Alegre. Para se cadastrar, basta acessar a página </text:span><text:a xlink:type="simple" xlink:href="http://softwarelivre.org/fisl14/o-evento/sala-de-imprensa" office:target-frame-name="_blank" xlink:show="new"><text:span text:style-name="T15">http://softwarelivre.org/fisl14/o-evento/sala-de-imprensa</text:span></text:a><text:span text:style-name="T15"> e clicar no link para preencher o formulário de cadastro. </text:span></text:p>
      <text:p text:style-name="P8">As credenciais estarão à disposição na Sala de Imprensa do evento. Caso necessário, também será realizado credenciamento no local. </text:p>
      <text:p text:style-name="P9"><text:span text:style-name="T15">O evento é considerado um dos mais consolidado do mundo sobre discussões na área de software livre e tecnologia e reunirá palestrantes do mundo inteiro. Mais informações podem ser obtidas pelo site </text:span><text:a xlink:type="simple" xlink:href="http://www.softwarelivre.org.br/fisl13" office:target-frame-name="_blank" xlink:show="new"><text:span text:style-name="T15">www.softwarelivre.org.br/fisl1</text:span></text:a><text:span text:style-name="T15">4</text:span></text:p>
      <text:p text:style-name="P10"/>
      <text:p text:style-name="P7">Sobre o Fórum Internacional Software Livre (FISL)</text:p>
      <text:p text:style-name="P8">O Fórum Internacional Software Livre (FISL) acontece desde o ano 2000 - chegando em sua 14ª edição. É considerado o mais consolidado evento da área na América Latina e um dos maiores do mundo. Fundado nos ideais construídos inicialmente pelo físico e programador Richard Stallman e, posteriormente, pela comunidade de hackers e desenvolvedores do sistema operacional GNU/Linux, o FISL surgiu de uma mobilização em prol da luta pela liberdade e autonomia tecnológica do país. O evento é o momento de encontro físico de muitas pessoas de diversas partes do mundo que se conhecem e trabalham apenas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P1"><text:span text:style-name="T16">As inscrições para participantes já estão abertas. Os ingressos custam de R$ 50 a R$ 280 e podem ser feitos através do site do evento (</text:span><text:a xlink:type="simple" xlink:href="http://www.fisl.org.br/" office:target-frame-name="_blank" xlink:show="new"><text:span text:style-name="T16">http://www.fisl.org.br</text:span></text:a><text:span text:style-name="T16">).</text:span></text:p>
      <text:p text:style-name="P3"/>
      <text:p text:style-name="Standard"><text:span text:style-name="T1">Serviço:</text:span><text:span text:style-name="T7"><text:line-break/><text:line-break/></text:span><text:span text:style-name="T2">14º Fórum Internacional Software Livre - FISL14</text:span><text:span text:style-name="T7"><text:line-break/><text:line-break/></text:span><text:span text:style-name="T3">3 a 6 de julho de 2013</text:span><text:span text:style-name="T7"><text:line-break/></text:span><text:span text:style-name="T3">Centro de Eventos da PUC-RS</text:span><text:span text:style-name="T7"><text:line-break/></text:span><text:span text:style-name="T3">Porto Alegre - RS</text:span><text:span text:style-name="T7"><text:line-break/><text:line-break/></text:span><text:span text:style-name="T2">Inscrições:</text:span><text:span text:style-name="T7"><text:line-break/></text:span><text:span text:style-name="T3">De R$ 50 a R$ 280</text:span><text:span text:style-name="T7"><text:line-break/><text:line-break/></text:span><text:span text:style-name="T2">Site:</text:span><text:span text:style-name="T7"><text:line-break/></text:span><text:a xlink:type="simple" xlink:href="http://fisl.org.br/" office:target-frame-name="_blank" xlink:show="new"><text:span text:style-name="T3">http://fisl.org.br/</text:span></text:a><text:span text:style-name="T8"><text:line-break/><text:line-break/></text:span></text:p>
      <text:p text:style-name="Standard"><text:span text:style-name="Strong_20_Emphasis"><text:span text:style-name="T9">Porto Alegre, </text:span></text:span><text:span text:style-name="Strong_20_Emphasis"><text:span text:style-name="T9">06 </text:span></text:span><text:span text:style-name="Strong_20_Emphasis"><text:span text:style-name="T9">de maio</text:span></text:span><text:span text:style-name="Strong_20_Emphasis"><text:span text:style-name="T9"> de 2013</text:span></text:span></text:p>
      <text:p text:style-name="Text_20_body"><text:span text:style-name="Strong_20_Emphasis"><text:span text:style-name="T9"/></text:span></text:p>
      <text:p text:style-name="P4"><text:soft-page-break/><text:span text:style-name="T4">Núcleo de Atendimento 1</text:span><text:span text:style-name="T4">4</text:span><text:span text:style-name="T4">° Fórum Internacional Software Livre</text:span><text:span text:style-name="T6"><text:line-break/></text:span><text:span text:style-name="T5">Coordenação: </text:span><text:span text:style-name="T5">Livia Araujo</text:span><text:span text:style-name="T5"> – </text:span><text:span text:style-name="T5">livia</text:span><text:span text:style-name="T5">@enfato.com.br –</text:span><text:span text:style-name="T5"> 51 8151.</text:span><text:span text:style-name="T5">9026</text:span><text:span text:style-name="T6"><text:line-break/>Direção:Mariana Turkenicz– mariana@enfato.com.br – 51 8121.7062<text:line-break/></text:span></text:p>
      <text:p text:style-name="P4"><text:span text:style-name="T4">Enfato </text:span><text:span text:style-name="T4">multicomunicação</text:span></text:p>
      <text:p text:style-name="P2">+55 (51) 30.261.261</text:p>
      <text:p text:style-name="Text_20_body"><text:a xlink:type="simple" xlink:href="http://www.enfato.com.br/"><text:span text:style-name="T11">www.enfato.com.br</text:span></text:a><text:span text:style-name="T12"> </text:span></text:p>
      <text:p text:style-name="Text_20_body"><text:span text:style-name="T12">Twitter: </text:span><text:a xlink:type="simple" xlink:href="http://www.twitter.com/enfato"><text:span text:style-name="T11">@enfato</text:span></text:a></text:p>
      <text:p text:style-name="P2">Facebook: <text:span text:style-name="T10">enfatomulticomunicacao</text:span></text:p>
      <text:p text:style-name="P5">Empresa filiada à Abra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1:07:04.66</meta:creation-date>
    <dc:date>2013-06-07T11:49:10.65</dc:date>
    <meta:editing-duration>P0D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17" meta:word-count="379" meta:character-count="2491" meta:non-whitespace-character-count="2118"/>
  </office:meta>
</office:document-meta>
</file>